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style:font-name-asian="Times New Roman" style:font-name-complex="Times New Roman" style:font-size-complex="14pt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size-complex="14pt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size-complex="14pt" style:font-weight-complex="bold"/>
    </style:style>
    <style:style style:name="T7" style:family="text">
      <style:text-properties fo:language="en" fo:country="GB" fo:font-weight="bold" style:font-weight-asian="bold" style:font-size-complex="14pt" style:font-weight-complex="bold"/>
    </style:style>
    <style:style style:name="T8" style:family="text">
      <style:text-properties fo:language="en" fo:country="GB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51cm" svg:height="0.741cm" draw:z-index="0"><draw:image xlink:href="../../odt_eng/images/0076.png" xlink:type="simple" xlink:show="embed" xlink:actuate="onLoad"/></draw:frame></text:span></text:span></text:p>
          </table:table-cell>
          <table:table-cell table:style-name="Таблица1.B1" office:value-type="string">
            <text:p text:style-name="P6">Sign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1cm" svg:height="1.48cm" draw:z-index="0"><draw:image xlink:href="../../odt_eng/images/007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</text:span></text:span><text:span text:style-name="Основной_20_шрифт_20_абзаца"><text:span text:style-name="T4"> and implements the calculation of a sign for each element of the input vector value as per the following algorithm:</text:span></text:span></text:p>
            <text:p text:style-name="P5"><draw:frame draw:style-name="fr3" draw:name="Object1" text:anchor-type="as-char" svg:width="5.355cm" svg:height="2.10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Объект3" text:anchor-type="as-char" svg:width="2.609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2">are for the i-th elements of input and output vector signals.</text:span></text:span>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7">:</text:span></text:span><text:span text:style-name="Основной_20_шрифт_20_абзаца"><text:span text:style-name="T8"> any properties </text:span></text:span><text:span text:style-name="Основной_20_шрифт_20_абзаца"><text:span text:style-name="T3">are not required for operation of the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Знак</dc:title>
    <dc:creator>Александр </dc:creator>
    <meta:creation-date>2012-01-25T08:12:00Z</meta:creation-date>
    <dc:date>2012-03-04T20:17:33.66</dc:date>
    <meta:editing-cycles>51</meta:editing-cycles>
    <meta:editing-duration>PT2H1M45S</meta:editing-duration>
    <meta:document-statistic meta:table-count="1" meta:image-count="2" meta:object-count="2" meta:page-count="1" meta:paragraph-count="9" meta:word-count="52" meta:character-count="302"/>
    <meta:template xlink:type="simple" xlink:actuate="onRequest" xlink:title="" xlink:href="../../odt_eng/0076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if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row>
                      <mo stretchy="false">+</mo>
                      <mn>1,</mn>
                    </mrow>
                    <mi/>
                    <mi mathvariant="italic">if</mi>
                    <mi/>
                    <msub>
                      <mi>u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_i(t) = left lbrace stack{
alignl -1, ~ if ~ u_i(t) &lt; 0 ; #
alignl 0, ~ if ~  u_i(t) = 0 ; #
alignl +1, ~ if ~ u_i(t) &gt; 0 ;  }
right none
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u_i(t),~y_i(t)</annotation>
  </semantics>
</math>
</file>